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agłówek1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ny" style:family="paragraph">
      <style:paragraph-properties fo:text-align="center"/>
    </style:style>
    <style:style style:name="P4" style:parent-style-name="Nagłówek1" style:family="paragraph">
      <style:paragraph-properties fo:text-align="center"/>
    </style:style>
    <style:style style:name="P5" style:parent-style-name="Nagłówek2" style:family="paragraph">
      <style:paragraph-properties fo:text-align="center"/>
    </style:style>
    <style:style style:name="P6" style:parent-style-name="Nagłówek1" style:family="paragraph"/>
    <style:style style:name="TableColumn8" style:family="table-column">
      <style:table-column-properties style:column-width="1.6555in"/>
    </style:style>
    <style:style style:name="TableColumn9" style:family="table-column">
      <style:table-column-properties style:column-width="1.6472in"/>
    </style:style>
    <style:style style:name="TableColumn10" style:family="table-column">
      <style:table-column-properties style:column-width="1.6208in"/>
    </style:style>
    <style:style style:name="TableColumn11" style:family="table-column">
      <style:table-column-properties style:column-width="1.3694in"/>
    </style:style>
    <style:style style:name="Table7" style:family="table">
      <style:table-properties style:width="6.293in" fo:margin-left="0in" table:align="left"/>
    </style:style>
    <style:style style:name="TableRow12" style:family="table-row">
      <style:table-row-properties style:min-row-height="0.3937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ny" style:family="paragraph">
      <style:paragraph-properties fo:text-align="center" fo:margin-bottom="0in" fo:line-height="100%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ny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ny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ny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ny" style:family="paragraph">
      <style:paragraph-properties fo:text-align="center" fo:margin-bottom="0in" fo:line-height="100%"/>
    </style:style>
    <style:style style:name="TableRow24" style:family="table-row">
      <style:table-row-properties style:min-row-height="0.3937in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P42" style:parent-style-name="Nagłówek1" style:family="paragraph"/>
    <style:style style:name="P43" style:parent-style-name="Normalny" style:family="paragraph">
      <style:paragraph-properties fo:margin-left="0.25in">
        <style:tab-stops/>
      </style:paragraph-properties>
    </style:style>
    <style:style style:name="P44" style:parent-style-name="Akapitzlistą" style:family="paragraph"/>
    <style:style style:name="P45" style:parent-style-name="Akapitzlistą" style:family="paragraph"/>
    <style:style style:name="P46" style:parent-style-name="Akapitzlistą" style:family="paragraph"/>
    <style:style style:name="P47" style:parent-style-name="Akapitzlistą" style:family="paragraph"/>
    <style:style style:name="P48" style:parent-style-name="Akapitzlistą" style:family="paragraph"/>
    <style:style style:name="P49" style:parent-style-name="Akapitzlistą" style:family="paragraph"/>
    <style:style style:name="P50" style:parent-style-name="Akapitzlistą" style:family="paragraph"/>
    <style:style style:name="P51" style:parent-style-name="Akapitzlistą" style:family="paragraph"/>
    <style:style style:name="P52" style:parent-style-name="Akapitzlistą" style:family="paragraph"/>
    <style:style style:name="P53" style:parent-style-name="Akapitzlistą" style:family="paragraph"/>
    <style:style style:name="P54" style:parent-style-name="Akapitzlistą" style:family="paragraph"/>
    <style:style style:name="P55" style:parent-style-name="Akapitzlistą" style:family="paragraph"/>
    <style:style style:name="P56" style:parent-style-name="Akapitzlistą" style:family="paragraph">
      <style:paragraph-properties fo:margin-left="0.9923in">
        <style:tab-stops/>
      </style:paragraph-properties>
    </style:style>
    <style:style style:name="P57" style:parent-style-name="Akapitzlistą" style:family="paragraph">
      <style:paragraph-properties fo:margin-left="0.9923in">
        <style:tab-stops/>
      </style:paragraph-properties>
    </style:style>
    <style:style style:name="P58" style:parent-style-name="Akapitzlistą" style:family="paragraph">
      <style:paragraph-properties fo:margin-left="0.1972in">
        <style:tab-stops/>
      </style:paragraph-properties>
    </style:style>
    <style:style style:name="P59" style:parent-style-name="Akapitzlistą" style:family="paragraph">
      <style:paragraph-properties fo:margin-left="0.1972in">
        <style:tab-stops/>
      </style:paragraph-properties>
    </style:style>
    <style:style style:name="P60" style:parent-style-name="Akapitzlistą" style:family="paragraph">
      <style:paragraph-properties fo:text-indent="0.0902in"/>
    </style:style>
    <style:style style:name="P61" style:parent-style-name="Akapitzlistą" style:family="paragraph">
      <style:paragraph-properties fo:text-indent="0.0902in"/>
    </style:style>
    <style:style style:name="P62" style:parent-style-name="Akapitzlistą" style:family="paragraph">
      <style:paragraph-properties fo:text-indent="0.0902in"/>
    </style:style>
  </office:automatic-styles>
  <office:body>
    <office:text text:use-soft-page-breaks="true">
      <text:p text:style-name="P1">PZTGK</text:p>
      <text:p text:style-name="Normalny"/>
      <text:p text:style-name="Normalny"/>
      <text:p text:style-name="Normalny"/>
      <text:h text:style-name="P2" text:outline-level="1">Raport końcowy</text:h>
      <text:p text:style-name="P3"/>
      <text:h text:style-name="P4" text:outline-level="1">KINGDOM OF CROEMA</text:h>
      <text:p text:style-name="Normalny"/>
      <text:h text:style-name="P5" text:outline-level="2">Wersja 1.1</text:h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6">Wersja dokumentu</text:p>
        </text:list-item>
      </text:list>
      <text:p text:style-name="Normalny"/>
      <text:p text:style-name="Normalny">Aktualna wersja:<text:tab/>1.1</text:p>
      <text:p text:style-name="Normalny"/>
      <text:p text:style-name="Normalny">Historia zmia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HISTORIA ZMIAN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Wykonał</text:p>
          </table:table-cell>
          <table:table-cell table:style-name="TableCell18">
            <text:p text:style-name="P19">Zatwierdził</text:p>
          </table:table-cell>
          <table:table-cell table:style-name="TableCell20">
            <text:p text:style-name="P21">Data</text:p>
          </table:table-cell>
          <table:table-cell table:style-name="TableCell22">
            <text:p text:style-name="P23">Wersja</text:p>
          </table:table-cell>
        </table:table-row>
        <table:table-row table:style-name="TableRow24">
          <table:table-cell table:style-name="TableCell25">
            <text:p text:style-name="P26">Małgorzata Macura</text:p>
          </table:table-cell>
          <table:table-cell table:style-name="TableCell27">
            <text:p text:style-name="P28">Mateusz Mrozek</text:p>
          </table:table-cell>
          <table:table-cell table:style-name="TableCell29">
            <text:p text:style-name="P30">3.06.2019</text:p>
          </table:table-cell>
          <table:table-cell table:style-name="TableCell31">
            <text:p text:style-name="P32">1.1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list text:style-name="LFO1" text:continue-numbering="true">
        <text:list-item>
          <text:p text:style-name="P42">Raport<text:s/></text:p>
        </text:list-item>
      </text:list>
      <text:p text:style-name="Normalny"/>
      <text:p text:style-name="Normalny"/>
      <text:p text:style-name="P43">Funkcjonalności, które udało się wykonać:</text:p>
      <text:list text:style-name="LFO2" text:continue-numbering="true">
        <text:list-item>
          <text:p text:style-name="P44">Poziom tutorialowi</text:p>
        </text:list-item>
        <text:list-item>
          <text:p text:style-name="P45">Pierwszy poziom fabularny</text:p>
        </text:list-item>
        <text:list-item>
          <text:p text:style-name="P46">Główne Menu</text:p>
        </text:list-item>
        <text:list-item>
          <text:p text:style-name="P47">Menu Pauzy</text:p>
        </text:list-item>
        <text:list-item>
          <text:p text:style-name="P48">Zarys fabularny – dialogi</text:p>
        </text:list-item>
        <text:list-item>
          <text:p text:style-name="P49">Główna postać</text:p>
          <text:list text:continue-numbering="true">
            <text:list-item>
              <text:p text:style-name="P50">System walki</text:p>
            </text:list-item>
            <text:list-item>
              <text:p text:style-name="P51">Animacja do kombinacji ataku</text:p>
            </text:list-item>
            <text:list-item>
              <text:p text:style-name="P52">Umiejętności</text:p>
            </text:list-item>
            <text:list-item>
              <text:p text:style-name="P53">Pasek życia</text:p>
            </text:list-item>
          </text:list>
        </text:list-item>
        <text:list-item>
          <text:p text:style-name="P54">Wrogowie (AI)</text:p>
        </text:list-item>
        <text:list-item>
          <text:p text:style-name="P55">UI</text:p>
        </text:list-item>
      </text:list>
      <text:p text:style-name="P56"/>
      <text:p text:style-name="P57"/>
      <text:p text:style-name="P58">Funkcjonalności, których nie udało się zaimplementować</text:p>
      <text:p text:style-name="P59"/>
      <text:list text:style-name="LFO3" text:continue-numbering="true">
        <text:list-item>
          <text:p text:style-name="P60">System zbierania punktów doświadczenia</text:p>
        </text:list-item>
        <text:list-item>
          <text:p text:style-name="P61">Ikony pod umiejętności</text:p>
        </text:list-item>
        <text:list-item>
          <text:p text:style-name="P62">Poprawa animacji walk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ny" style:display-name="Normalny" style:family="paragraph">
      <style:text-properties fo:font-size="12pt" style:font-size-asian="12pt"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łgorzata Macura</meta:initial-creator>
    <dc:creator>Małgorzata Macura</dc:creator>
    <meta:creation-date>2019-06-03T21:03:00Z</meta:creation-date>
    <dc:date>2019-06-03T21:54:00Z</dc:date>
    <meta:template xlink:href="Normal.dotm" xlink:type="simple"/>
    <meta:editing-cycles>7</meta:editing-cycles>
    <meta:editing-duration>PT1140S</meta:editing-duration>
    <meta:document-statistic meta:page-count="3" meta:paragraph-count="1" meta:word-count="91" meta:character-count="637" meta:row-count="4" meta:non-whitespace-character-count="547"/>
  </office:meta>
</office:document-meta>
</file>